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draw:fill="solid"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subtitle">
      <style:graphic-properties draw:fill-color="#ffffff" fo:min-height="11.757cm"/>
    </style:style>
    <style:style style:name="pr2" style:family="presentation" style:parent-style-name="lyt-darkblue-notes">
      <style:graphic-properties draw:fill-color="#ffffff" draw:auto-grow-height="true" fo:min-height="11.411cm"/>
    </style:style>
    <style:style style:name="pr3" style:family="presentation" style:parent-style-name="lyt-darkblue-title">
      <style:graphic-properties draw:auto-grow-height="true" fo:min-height="3.007cm"/>
    </style:style>
    <style:style style:name="pr4" style:family="presentation" style:parent-style-name="lyt-darkblue-outline1" style:list-style-name="L3">
      <style:graphic-properties fo:min-height="11.757cm"/>
    </style:style>
    <style:style style:name="pr5" style:family="presentation" style:parent-style-name="lyt-darkblue-notes">
      <style:graphic-properties draw:fill-color="#ffffff" fo:min-height="11.411cm"/>
    </style:style>
    <style:style style:name="pr6" style:family="presentation" style:parent-style-name="lyt-darkblue-title">
      <style:graphic-properties fo:min-height="3.007cm"/>
    </style:style>
    <style:style style:name="pr7" style:family="presentation" style:parent-style-name="lyt-darkblue-outline1">
      <style:graphic-properties fo:min-height="11.757cm"/>
    </style:style>
    <style:style style:name="P1" style:family="paragraph">
      <style:paragraph-properties fo:margin-left="0cm" fo:margin-right="0cm" fo:text-indent="0cm"/>
    </style:style>
    <style:style style:name="P2" style:family="paragraph">
      <style:paragraph-properties fo:line-height="150%"/>
      <style:text-properties fo:font-size="24pt" style:font-size-asian="24pt" style:font-size-complex="24pt"/>
    </style:style>
    <style:style style:name="T1" style:family="text">
      <style:text-properties fo:color="#ff950e"/>
    </style:style>
    <style:style style:name="T2" style:family="text">
      <style:text-properties fo:font-size="20pt" style:font-size-asian="20pt" style:font-size-complex="20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layer="layout" svg:width="23.499cm" svg:height="11.757cm" svg:x="1.984cm" svg:y="4.674cm" presentation:class="subtitle">
          <draw:text-box>
            <text:p><text:span text:style-name="T1">Game theory approaches for improving our General Game Player</text:span></text:p>
            <text:p/>
            <text:p/>
            <text:p/>
            <text:p><text:span text:style-name="T2">GGP winter term 2009/10</text:span></text:p>
            <text:p><text:span text:style-name="T2">Group Semantic Abuse</text:span></text:p>
            <text:p><text:span text:style-name="T2">Konrad Winkler, Markus Partheymueller</text:span></text:p>
          </draw:text-box>
        </draw:frame>
        <presentation:notes draw:style-name="dp2">
          <draw:page-thumbnail draw:style-name="gr1" draw:layer="layout" svg:width="13.706cm" svg:height="10.28cm" svg:x="3.647cm" svg:y="2.853cm" draw:page-number="1" presentation:class="page"/>
          <draw:frame presentation:style-name="pr2" draw:text-style-name="P1" draw:layer="layout" svg:width="14.518cm" svg:height="11.411cm" svg:x="3.249cm" svg:y="14.13cm" presentation:class="notes" presentation:placeholder="true">
            <draw:text-box/>
          </draw:frame>
        </presentation:notes>
      </draw:page>
      <draw:page draw:name="page2" draw:style-name="dp3" draw:master-page-name="lyt-darkblue" presentation:presentation-page-layout-name="AL2T1">
        <office:forms form:automatic-focus="false" form:apply-design-mode="false"/>
        <draw:frame presentation:style-name="pr3" draw:layer="layout" svg:width="23.058cm" svg:height="3.007cm" svg:x="1.984cm" svg:y="0.672cm" presentation:class="title">
          <draw:text-box>
            <text:p>0. Agenda</text:p>
          </draw:text-box>
        </draw:frame>
        <draw:frame presentation:style-name="pr4" draw:layer="layout" svg:width="24.5cm" svg:height="11.757cm" svg:x="1.5cm" svg:y="4.674cm" presentation:class="outline" presentation:user-transformed="true">
          <draw:text-box>
            <text:list text:style-name="L3">
              <text:list-item>
                <text:p><text:s/>Ideas</text:p>
                <text:list>
                  <text:list-item>
                    <text:list>
                      <text:list-item>
                        <text:p><text:s/>Game simulation</text:p>
                      </text:list-item>
                      <text:list-item>
                        <text:p><text:s/>Simplex Solver</text:p>
                      </text:list-item>
                    </text:list>
                  </text:list-item>
                </text:list>
              </text:list-item>
              <text:list-item>
                <text:p><text:s/>Results</text:p>
                <text:list>
                  <text:list-item>
                    <text:list>
                      <text:list-item>
                        <text:p><text:s/>Single-Player: aipsrovers1, asteroids</text:p>
                      </text:list-item>
                      <text:list-item>
                        <text:p><text:s/>Two-Player: (bidding-)tictactoe, nim, pawntoqueen, cubicup</text:p>
                      </text:list-item>
                      <text:list-item>
                        <text:p><text:s/>Multi-Player: cubicup_3player</text:p>
                      </text:list-item>
                    </text:list>
                  </text:list-item>
                </text:list>
              </text:list-item>
            </text:list>
          </draw:text-box>
        </draw:frame>
        <presentation:notes draw:style-name="dp2">
          <draw:page-thumbnail draw:style-name="gr1"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draw:page draw:name="page3"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presentation:user-transformed="true">
          <draw:text-box>
            <text:p>1.1. Game simulation</text:p>
          </draw:text-box>
        </draw:frame>
        <draw:frame presentation:style-name="pr7" draw:text-style-name="P2" draw:layer="layout" svg:width="25.5cm" svg:height="11.757cm" svg:x="1cm" svg:y="3.659cm" presentation:class="outline" presentation:user-transformed="true">
          <draw:text-box>
            <text:list text:style-name="L4">
              <text:list-item>
                <text:p text:style-name="P2"><text:span text:style-name="T3">basic approach: randomly play games and save the achieved goal values</text:span></text:p>
              </text:list-item>
              <text:list-item>
                <text:p text:style-name="P2"><text:span text:style-name="T3">can be used in two flavours:</text:span></text:p>
                <text:list>
                  <text:list-item>
                    <text:list>
                      <text:list-item>
                        <text:p text:style-name="P2"><text:span text:style-name="T2">heuristic for the search, i.e. before the search</text:span></text:p>
                      </text:list-item>
                      <text:list-item>
                        <text:p text:style-name="P2"><text:span text:style-name="T2">at least some uncertain information in case search didn't finish</text:span></text:p>
                      </text:list-item>
                    </text:list>
                  </text:list-item>
                </text:list>
              </text:list-item>
              <text:list-item>
                <text:p text:style-name="P2"><text:span text:style-name="T3">gives every visited node an average winning score</text:span></text:p>
              </text:list-item>
              <text:list-item>
                <text:p text:style-name="P2"><text:span text:style-name="T3">single-player: goal value 100 =&gt; solved!</text:span></text:p>
              </text:list-item>
              <text:list-item>
                <text:p text:style-name="P2"><text:span text:style-name="T3">n-player: at least some information about all the values </text:span></text:p>
                <text:p text:style-name="P2"><text:span text:style-name="T3">=&gt; may prevent early fatal move</text:span></text:p>
              </text:list-item>
            </text:list>
          </draw:text-box>
        </draw:frame>
        <presentation:notes draw:style-name="dp2">
          <draw:page-thumbnail draw:style-name="gr1" draw:layer="layout" svg:width="13.706cm" svg:height="10.28cm" svg:x="3.647cm" svg:y="2.853cm" draw:page-number="3" presentation:class="page"/>
          <draw:frame presentation:style-name="pr5" draw:layer="layout" svg:width="14.518cm" svg:height="11.411cm" svg:x="3.249cm" svg:y="14.13cm" presentation:class="notes" presentation:placeholder="true">
            <draw:text-box/>
          </draw:frame>
        </presentation:notes>
      </draw:page>
      <draw:page draw:name="page4"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1.2. Simplex Solver</text:p>
          </draw:text-box>
        </draw:frame>
        <draw:frame presentation:style-name="pr7" draw:layer="layout" svg:width="23.499cm" svg:height="11.757cm" svg:x="1.984cm" svg:y="4.674cm" presentation:class="outline">
          <draw:text-box>
            <text:list text:style-name="L4">
              <text:list-item>
                <text:p>blabla</text:p>
              </text:list-item>
            </text:list>
          </draw:text-box>
        </draw:frame>
        <presentation:notes draw:style-name="dp2">
          <draw:page-thumbnail draw:style-name="gr1" draw:layer="layout" svg:width="13.706cm" svg:height="10.28cm" svg:x="3.647cm" svg:y="2.853cm" draw:page-number="4" presentation:class="page"/>
          <draw:frame presentation:style-name="pr5" draw:layer="layout" svg:width="14.518cm" svg:height="11.411cm" svg:x="3.249cm" svg:y="14.13cm" presentation:class="notes" presentation:placeholder="true">
            <draw:text-box/>
          </draw:frame>
        </presentation:notes>
      </draw:page>
      <draw:page draw:name="page5"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1. Single-Player results</text:p>
          </draw:text-box>
        </draw:frame>
        <draw:frame presentation:style-name="pr7" draw:layer="layout" svg:width="23.499cm" svg:height="11.757cm" svg:x="1.984cm" svg:y="4.674cm" presentation:class="outline">
          <draw:text-box>
            <text:list text:style-name="L4">
              <text:list-item>
                <text:p>aipsrovers1</text:p>
                <text:list>
                  <text:list-item>
                    <text:list>
                      <text:list-item>
                        <text:p>almost always a winning strategy is found during start time using simulation</text:p>
                      </text:list-item>
                    </text:list>
                  </text:list-item>
                </text:list>
              </text:list-item>
              <text:list-item>
                <text:p>asteroids</text:p>
                <text:list>
                  <text:list-item>
                    <text:list>
                      <text:list-item>
                        <text:p>doesn't find a solution accidentally</text:p>
                      </text:list-item>
                      <text:list-item>
                        <text:p>simulation values used for guided search lead to (?)</text:p>
                      </text:list-item>
                    </text:list>
                  </text:list-item>
                </text:list>
              </text:list-item>
            </text:list>
          </draw:text-box>
        </draw:frame>
        <presentation:notes draw:style-name="dp2">
          <draw:page-thumbnail draw:style-name="gr1" draw:layer="layout" svg:width="13.706cm" svg:height="10.28cm" svg:x="3.647cm" svg:y="2.853cm" draw:page-number="5" presentation:class="page"/>
          <draw:frame presentation:style-name="pr5" draw:layer="layout" svg:width="14.518cm" svg:height="11.411cm" svg:x="3.249cm" svg:y="14.13cm" presentation:class="notes" presentation:placeholder="true">
            <draw:text-box/>
          </draw:frame>
        </presentation:notes>
      </draw:page>
      <draw:page draw:name="page6"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2. Two-Player results</text:p>
          </draw:text-box>
        </draw:frame>
        <draw:frame presentation:style-name="pr7" draw:layer="layout" svg:width="23.499cm" svg:height="11.757cm" svg:x="1.984cm" svg:y="4.674cm" presentation:class="outline">
          <draw:text-box>
            <text:list text:style-name="L4">
              <text:list-item>
                <text:p>nim:</text:p>
                <text:list>
                  <text:list-item>
                    <text:list>
                      <text:list-item>
                        <text:p>unfair game (player 2 can always win)</text:p>
                      </text:list-item>
                      <text:list-item>
                        <text:p>NOSIM as player 2 reaches in average 91.3 : 8.7<text:line-break/>=&gt; seems to sometimes make a fatal move at the beginning</text:p>
                      </text:list-item>
                      <text:list-item>
                        <text:p>SIM as player 2 a 100% win</text:p>
                      </text:list-item>
                    </text:list>
                  </text:list-item>
                </text:list>
              </text:list-item>
              <text:list-item>
                <text:p>tictactoe, pawntoqueen:</text:p>
                <text:list>
                  <text:list-item>
                    <text:list>
                      <text:list-item>
                        <text:p>apparently simulation lowers the average score slightly or doesn't matter at all (?)</text:p>
                      </text:list-item>
                    </text:list>
                  </text:list-item>
                </text:list>
              </text:list-item>
              <text:list-item>
                <text:p>bidding tictactoe, cubicup, blockers:</text:p>
                <text:list>
                  <text:list-item>
                    <text:list>
                      <text:list-item>
                        <text:p>(?)</text:p>
                      </text:list-item>
                    </text:list>
                  </text:list-item>
                </text:list>
              </text:list-item>
            </text:list>
          </draw:text-box>
        </draw:frame>
        <presentation:notes draw:style-name="dp2">
          <draw:page-thumbnail draw:style-name="gr1" draw:layer="layout" svg:width="13.706cm" svg:height="10.28cm" svg:x="3.647cm" svg:y="2.853cm" draw:page-number="6" presentation:class="page"/>
          <draw:frame presentation:style-name="pr5" draw:layer="layout" svg:width="14.518cm" svg:height="11.411cm" svg:x="3.249cm" svg:y="14.13cm" presentation:class="notes" presentation:placeholder="true">
            <draw:text-box/>
          </draw:frame>
        </presentation:notes>
      </draw:page>
      <draw:page draw:name="page7"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3. Multi-Player results</text:p>
          </draw:text-box>
        </draw:frame>
        <draw:frame presentation:style-name="pr7" draw:layer="layout" svg:width="23.499cm" svg:height="11.757cm" svg:x="1.984cm" svg:y="4.674cm" presentation:class="outline">
          <draw:text-box>
            <text:list text:style-name="L4">
              <text:list-item>
                <text:p>cubicup_3player:</text:p>
                <text:list>
                  <text:list-item>
                    <text:list>
                      <text:list-item>
                        <text:p>(?)</text:p>
                      </text:list-item>
                    </text:list>
                  </text:list-item>
                </text:list>
              </text:list-item>
            </text:list>
          </draw:text-box>
        </draw:frame>
        <presentation:notes draw:style-name="dp2">
          <draw:page-thumbnail draw:style-name="gr1" draw:layer="layout" svg:width="13.706cm" svg:height="10.28cm" svg:x="3.647cm" svg:y="2.853cm" draw:page-number="7" presentation:class="page"/>
          <draw:frame presentation:style-name="pr5"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language="en" fo:country="GB"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5.999cm" svg:x="1cm" svg:y="5.417cm" draw:page-number="1"/>
      <draw:page-thumbnail draw:layer="backgroundobjects" svg:width="8.999cm" svg:height="5.999cm" svg:x="1cm" svg:y="18.282cm"/>
      <draw:page-thumbnail draw:layer="backgroundobjects" svg:width="8.999cm" svg:height="5.999cm" svg:x="11cm" svg:y="5.417cm"/>
      <draw:page-thumbnail draw:layer="backgroundobjects" svg:width="8.999cm" svg:height="5.999cm" svg:x="11cm" svg:y="18.282cm"/>
    </style:handout-master>
    <style:master-page style:name="lyt-darkblue" style:page-layout-name="PM1" draw:style-name="Mdp1">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Mgr1" draw:text-style-name="MP1" draw:layer="backgroundobjects" svg:width="25.059cm" svg:height="0.231cm" svg:x="1.94cm" svg:y="16.849cm">
        <text:p/>
      </draw:rect>
      <draw:rect draw:style-name="Mgr1" draw:text-style-name="MP1" draw:layer="backgroundobjects" svg:width="21.676cm" svg:height="0.231cm" svg:x="5.322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9$Build-9358</meta:generator>
    <dc:title>Dark Blue with Orange</dc:title>
    <dc:description>Orange title on dark blue background with orange stripes on bottom border</dc:description>
    <meta:creation-date>2009-12-11T18:24:36</meta:creation-date>
    <dc:language>en-US</dc:language>
    <meta:editing-cycles>5</meta:editing-cycles>
    <meta:editing-duration>PT00H30M27S</meta:editing-duration>
    <dc:date>2009-12-11T19:10:13</dc:date>
    <meta:document-statistic meta:object-count="37"/>
    <meta:user-defined meta:name="Info 0"/>
    <meta:user-defined meta:name="Info 1"/>
    <meta:user-defined meta:name="Info 2"/>
    <meta:user-defined meta:name="Info 3"/>
    <meta:template xlink:type="simple" xlink:actuate="onRequest" xlink:title="Dark Blue with Orange" xlink:href="file:///Applications/OpenOffice.org.app/Contents/basis-link/share/template/en-GB/layout/lyt-darkblue.otp"/>
  </office:meta>
</office:document-meta>
</file>